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91cm" svg:height="8.191cm" svg:x="0.31cm" svg:y="1.1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26:51.819882038</dc:date>
    <meta:editing-duration>PT2M36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192cm" xlink:href="." xlink:type="simple" chart:class="chart:scatter" chart:style-name="ch1">
        <chart:plot-area chart:style-name="ch2" chart:data-source-has-labels="both" svg:x="0.299cm" svg:y="0.163cm" svg:width="14.394cm" svg:height="7.866cm">
          <chartooo:coordinate-region svg:x="0.841cm" svg:y="0.362cm" svg:width="13.758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